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2" style:family="paragraph" style:parent-style-name="Heading_20_1" style:master-page-name="First_20_Page">
      <style:paragraph-properties style:page-number="auto"/>
    </style:style>
    <style:style style:name="P1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5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8" style:family="paragraph" style:parent-style-name="Standard" style:list-style-name="L1"/>
    <style:style style:name="P19" style:family="paragraph">
      <style:paragraph-properties style:writing-mode="lr-tb"/>
    </style:style>
    <style:style style:name="P20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2056680048" text:id="ct2056680048">
          <text:deletion>
            <office:change-info>
              <dc:creator>Bob Jacobsen</dc:creator>
              <dc:date>2010-10-08T18:03:00</dc:date>
            </office:change-info>
            <text:h text:style-name="P1" text:outline-level="1">Title</text:h>
          </text:deletion>
        </text:changed-region>
        <text:changed-region xml:id="ct1941203152" text:id="ct1941203152">
          <text:insertion>
            <office:change-info>
              <dc:creator>Bob Jacobsen</dc:creator>
              <dc:date>2010-10-08T18:03:00</dc:date>
            </office:change-info>
          </text:insertion>
        </text:changed-region>
        <text:changed-region xml:id="ct2056614176" text:id="ct2056614176">
          <text:insertion>
            <office:change-info>
              <dc:creator>Bob Jacobsen</dc:creator>
              <dc:date>2010-10-08T18:06:00</dc:date>
            </office:change-info>
          </text:insertion>
        </text:changed-region>
        <text:changed-region xml:id="ct-2107143568" text:id="ct-2107143568">
          <text:deletion>
            <office:change-info>
              <dc:creator>Bob Jacobsen</dc:creator>
              <dc:date>2010-10-08T18:06:00</dc:date>
            </office:change-info>
            <text:p text:style-name="Standard"><text:s/></text:p>
          </text:deletion>
        </text:changed-region>
        <text:changed-region xml:id="ct-2107482080" text:id="ct-2107482080">
          <text:deletion>
            <office:change-info>
              <dc:creator>Bob Jacobsen</dc:creator>
              <dc:date>2010-10-08T18:03:00</dc:date>
            </office:change-info>
            <text:p text:style-name="Standard">Lorem ipsum dolor sit amet, consectetur adipiscing elit. Fusce ornare mattis justo vitae imperdiet. Cum sociis natoque penatibus et magnis dis parturient montes, nascetur ridiculus mus.</text:p>
          </text:deletion>
        </text:changed-region>
        <text:changed-region xml:id="ct2056604496" text:id="ct2056604496">
          <text:insertion>
            <office:change-info>
              <dc:creator>Bob Jacobsen</dc:creator>
              <dc:date>2010-10-08T18:06:00</dc:date>
            </office:change-info>
          </text:insertion>
        </text:changed-region>
        <text:changed-region xml:id="ct348704000" text:id="ct348704000">
          <text:deletion>
            <office:change-info>
              <dc:creator>Bob Jacobsen</dc:creator>
              <dc:date>2010-10-08T18:06:00</dc:date>
            </office:change-info>
            <text:p text:style-name="Standard"/>
            <text:p text:style-name="Standard"/>
          </text:deletion>
        </text:changed-region>
        <text:changed-region xml:id="ct1941350208" text:id="ct1941350208">
          <text:deletion>
            <office:change-info>
              <dc:creator>Bob Jacobsen</dc:creator>
              <dc:date>2010-10-08T18:04:00</dc:date>
            </office:change-info>
            <text:p text:style-name="Standard">Section Title</text:p>
          </text:deletion>
        </text:changed-region>
        <text:changed-region xml:id="ct1941822176" text:id="ct1941822176">
          <text:insertion>
            <office:change-info>
              <dc:creator>Bob Jacobsen</dc:creator>
              <dc:date>2010-10-08T18:05:00</dc:date>
            </office:change-info>
          </text:insertion>
        </text:changed-region>
        <text:changed-region xml:id="ct1852034912" text:id="ct1852034912">
          <text:deletion>
            <office:change-info>
              <dc:creator>Bob Jacobsen</dc:creator>
              <dc:date>2010-10-08T18:05:00</dc:date>
            </office:change-info>
            <text:p text:style-name="Standard"/>
            <text:h text:style-name="Heading_20_1" text:outline-level="1" text:is-list-header="true">Section Title</text:h>
            <text:p text:style-name="Standard">Praesent gravida pulvinar vehicula. Vivamus eu nisl eget sem rutrum suscipit id a magna. Integer id ante odio. </text:p>
            <text:list xml:id="list1438582283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  <text:changed-region xml:id="ct2056429728" text:id="ct2056429728">
          <text:deletion>
            <office:change-info>
              <dc:creator>Bob Jacobsen</dc:creator>
              <dc:date>2010-10-08T18:04:00</dc:date>
            </office:change-info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change text:change-id="ct2056680048"/><text:change-start text:change-id="ct1941203152"/>Introduction</text:h>
      <text:p text:style-name="Standard"><text:change-end text:change-id="ct1941203152"/><text:change-start text:change-id="ct2056614176"/>This explanatory note contains informative discussion and background for the corresponding “OpenLCB CAN Event Transport Specification”. This explanation is not normative in any way.<text:change-end text:change-id="ct2056614176"/><text:change text:change-id="ct-2107143568"/><text:change text:change-id="ct-2107482080"/></text:p>
      <text:h text:style-name="Heading_20_1" text:outline-level="1"><text:change-start text:change-id="ct2056604496"/>Annotations to the Specification</text:h>
      <text:p text:style-name="Standard">This section provides background information on corresponding sections of the Specification document. It's expected that two documents will be read together.</text:p>
      <text:h text:style-name="Heading_20_2" text:outline-level="2">Introduction</text:h>
      <text:h text:style-name="Heading_20_2" text:outline-level="2">References and Context</text:h>
      <text:p text:style-name="Standard"> </text:p>
      <text:p text:style-name="Standard"/>
      <text:p text:style-name="Standard">Below this is just a collection of pieces from other docs right now.</text:p>
      <text:p text:style-name="Standard"> </text:p>
      <text:p text:style-name="Standard"> </text:p>
      <text:p text:style-name="Standard">For monitoring purposes, it was proposed that a PCER message carry a sequence number which increments each time the associated P/C Event ID is sent. It is not at all clear how to do this across nodes, or even across Producers within a single node, as there may be more than one thing that can cause the same P/C Event ID to be sent by a single board;. We decided this would cause more problems than it solved, and omitted it.</text:p>
      <text:p text:style-name="Standard">There's not room in a CAN frame for both a destination NID and a EID. The protocol has therefore been constructed so that any message carrying an EID (and that isn't a datagram) is globally addressed.<text:change-end text:change-id="ct2056604496"/><text:change text:change-id="ct348704000"/><text:change text:change-id="ct1941350208"/><text:change-start text:change-id="ct1941822176"/></text:p>
      <text:p text:style-name="Standard"/>
      <text:p text:style-name="Standard"><text:change-end text:change-id="ct1941822176"/><text:change text:change-id="ct1852034912"/><text:change text:change-id="ct2056429728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<text:s/>1 Introduction<text:tab/>1</text:p>
          <text:p text:style-name="P11"><text:s/>2 Annotations to the Specification<text:tab/>1</text:p>
          <text:p text:style-name="P15"><text:soft-page-break/><text:s/>2.1 Introduction<text:tab/>1</text:p>
          <text:p text:style-name="P15"><text:s/>2.2 References and Context<text:tab/>1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RTF_5f_Num_20_2_20_1" style:display-name="RTF_Num 2 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bullet text:level="1" text:style-name="RTF_5f_Num_20_2_20_1" style:num-suffix=".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-2032821664" text:id="ct-2032821664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xml:id="ct1980572368" text:id="ct1980572368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-2032821664"/><text:change-start text:change-id="ct1980572368"/>OpenLCB-CAN Event Transport Technical Note<text:change-end text:change-id="ct1980572368"/></text:p>
      </style:header>
      <style:footer>
        <text:tracked-changes>
          <text:changed-region xml:id="ct2092975248" text:id="ct2092975248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text:span text:style-name="MT3"><text:tab/></text:span></text:p>
            </text:deletion>
          </text:changed-region>
          <text:changed-region xml:id="ct1869187728" text:id="ct1869187728">
            <text:insertion>
              <office:change-info>
                <dc:creator>Bob Jacobsen</dc:creator>
                <dc:date>2011-07-23T20:11:00</dc:date>
              </office:change-info>
            </text:insertion>
          </text:changed-region>
        </text:tracked-changes>
        <text:p text:style-name="MP4"><text:change text:change-id="ct2092975248"/><text:change-start text:change-id="ct1869187728"/><text:span text:style-name="Page_20_Number"><text:span text:style-name="MT3">Copyright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1869187728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2-05-29T23:29:57.99">5/29/2012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1941856304" text:id="ct1941856304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xml:id="ct2056459104" text:id="ct2056459104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xml:id="ct1941522032" text:id="ct1941522032">
            <text:insertion>
              <office:change-info>
                <dc:creator>Bob Jacobsen</dc:creator>
                <dc:date>2010-10-08T18:03:00</dc:date>
              </office:change-info>
            </text:insertion>
          </text:changed-region>
          <text:changed-region xml:id="ct-2107075248" text:id="ct-2107075248">
            <text:deletion>
              <office:change-info>
                <dc:creator>Bob Jacobsen</dc:creator>
                <dc:date>2010-10-08T18:03:00</dc:date>
              </office:change-info>
              <text:p text:style-name="MP7">(title)</text:p>
            </text:deletion>
          </text:changed-region>
          <text:changed-region xml:id="ct1940961904" text:id="ct1940961904">
            <text:insertion>
              <office:change-info>
                <dc:creator>Bob Jacobsen</dc:creator>
                <dc:date>2010-10-08T18:03:00</dc:date>
              </office:change-info>
            </text:insertion>
          </text:changed-region>
          <text:changed-region xml:id="ct2056987744" text:id="ct2056987744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xml:id="ct2057061360" text:id="ct2057061360">
            <text:insertion>
              <office:change-info>
                <dc:creator>Bob Jacobsen</dc:creator>
                <dc:date>2010-10-14T08:43:00</dc:date>
              </office:change-info>
            </text:insertion>
          </text:changed-region>
          <text:changed-region xml:id="ct2056897056" text:id="ct2056897056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xml:id="ct2056323504" text:id="ct2056323504">
            <text:insertion>
              <office:change-info>
                <dc:creator>Bob Jacobsen</dc:creator>
                <dc:date>2010-10-10T12:15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941856304"/><text:change-start text:change-id="ct2056459104"/>OpenLCB <text:change-end text:change-id="ct2056459104"/><text:change-start text:change-id="ct1941522032"/>Technical Note<text:change-end text:change-id="ct1941522032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-2107075248"/><text:change-start text:change-id="ct1940961904"/>OpenLCB-CAN Event Transport<text:change-end text:change-id="ct1940961904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2056987744"/><text:change-start text:change-id="ct2057061360"/><text:date style:data-style-name="N75" text:date-value="2012-05-29T23:29:57.99">May 29, 2012</text:date><text:change-end text:change-id="ct2057061360"/></text:p>
            </table:table-cell>
            <table:table-cell table:style-name="Table1.C1" office:value-type="string">
              <text:p text:style-name="MP7"><text:change text:change-id="ct2056897056"/><text:change-start text:change-id="ct2056323504"/>Preliminary<text:change-end text:change-id="ct2056323504"/></text:p>
            </table:table-cell>
          </table:table-row>
        </table:table>
        <text:p text:style-name="Header"/>
      </style:header>
      <style:footer>
        <text:tracked-changes>
          <text:changed-region xml:id="ct-2034490080" text:id="ct-2034490080">
            <text:deletion>
              <office:change-info>
                <dc:creator>Bob Jacobsen</dc:creator>
                <dc:date>2011-07-23T20:11:00</dc:date>
              </office:change-info>
              <text:p text:style-name="MP8"><text:span text:style-name="MT5">and A. Shepherd</text:span></text:p>
            </text:deletion>
          </text:changed-region>
          <text:changed-region xml:id="ct2017893792" text:id="ct2017893792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  <text:changed-region xml:id="ct2017598640" text:id="ct2017598640">
            <text:deletion>
              <office:change-info>
                <dc:creator>Bob Jacobsen</dc:creator>
                <dc:date>2011-07-23T20:11:00</dc:date>
              </office:change-info>
              <text:p text:style-name="MP8"><text:span text:style-name="MT5">, by J. Day, D. Harris, B. Jacobsen, </text:span></text:p>
            </text:deletion>
          </text:changed-region>
          <text:changed-region xml:id="ct1681694368" text:id="ct1681694368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xml:id="ct375391184" text:id="ct375391184">
            <text:deletion>
              <office:change-info>
                <dc:creator>Bob Jacobsen</dc:creator>
                <dc:date>2011-07-23T20:11:00</dc:date>
              </office:change-info>
              <text:p text:style-name="MP8"><text:span text:style-name="MT5">Copyright 20</text:span></text:p>
            </text:deletion>
          </text:changed-region>
          <text:changed-region xml:id="ct2017915360" text:id="ct2017915360">
            <text:insertion>
              <office:change-info>
                <dc:creator>Bob Jacobsen</dc:creator>
                <dc:date>2011-07-23T20:11:00</dc:date>
              </office:change-info>
            </text:insertion>
          </text:changed-region>
        </text:tracked-changes>
        <text:p text:style-name="MP8"><text:change text:change-id="ct-2034490080"/><text:change text:change-id="ct2017893792"/><text:change text:change-id="ct2017598640"/><text:change text:change-id="ct1681694368"/><text:change text:change-id="ct375391184"/><text:change-start text:change-id="ct2017915360"/><text:span text:style-name="Page_20_Number"><text:span text:style-name="MT3">Copyright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2017915360"/><text:span text:style-name="MT5"><text:tab/></text:span><text:span text:style-name="MT6">Page </text:span><text:span text:style-name="Page_20_Number"><text:span text:style-name="MT6"><text:page-number text:select-page="current">2</text:page-number></text:span></text:span><text:span text:style-name="Page_20_Number"><text:span text:style-name="MT6"> of </text:span></text:span><text:span text:style-name="Page_20_Number"><text:span text:style-name="MT6"><text:page-count style:num-format="1">2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2-05-29T23:29:57.99">5/29/2012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-CAN Event Transport Technical Note</dc:title>
    <meta:initial-creator>Alex Shepherd</meta:initial-creator>
    <meta:creation-date>2009-01-22T07:11:27</meta:creation-date>
    <meta:editing-cycles>57</meta:editing-cycles>
    <meta:editing-duration>PT12H6M59S</meta:editing-duration>
    <meta:generator>OpenOffice.org/3.3$Unix OpenOffice.org_project/330m20$Build-9567</meta:generator>
    <dc:date>2012-05-29T23:29:58</dc:date>
    <dc:creator>Bob Jacobsen</dc:creator>
    <meta:keyword>OpenLCB-CAN Event Transport</meta:keyword>
    <meta:document-statistic meta:table-count="1" meta:image-count="1" meta:object-count="0" meta:page-count="2" meta:paragraph-count="44" meta:word-count="389" meta:character-count="2472"/>
    <meta:user-defined meta:name="Info 1"/>
    <meta:user-defined meta:name="Info 2"/>
    <meta:user-defined meta:name="Info 3"/>
    <meta:user-defined meta:name="Info 4"/>
  </office:meta>
</office:document-meta>
</file>